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00000000166000001FE943593F20FC4BA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4.621cm"/>
    </style:style>
    <style:style style:name="pr2" style:family="presentation" style:parent-style-name="DNA-subtitle">
      <style:graphic-properties draw:fill-color="#ffffff" draw:auto-grow-height="true" fo:min-height="16.23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56.900001525878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16.874cm" svg:height="4.621cm" svg:x="3.373cm" svg:y="1.064cm" presentation:class="title" presentation:placeholder="true">
          <draw:text-box/>
        </draw:frame>
        <draw:frame presentation:style-name="pr2" draw:text-style-name="P1" draw:layer="layout" svg:width="16.874cm" svg:height="16.239cm" svg:x="3.373cm" svg:y="6.753cm" presentation:class="subtitle" presentation:placeholder="true">
          <draw:text-box/>
        </draw:frame>
        <draw:frame draw:style-name="gr1" draw:text-style-name="P2" draw:layer="layout" svg:width="19.8cm" svg:height="28.208cm" svg:x="1.2cm" svg:y="-0.115cm">
          <draw:image xlink:href="Pictures/1000000000000166000001FE943593F20FC4BA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1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5999984741211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4cm" fo:text-indent="0cm"/>
      <style:text-properties style:font-name="Liberation Sans1" fo:font-family="'Liberation Sans'" style:font-family-generic="swiss" style:font-pitch="variable" fo:font-size="31.8999996185303pt"/>
    </style:style>
    <style:style style:name="DNA-outline4" style:family="presentation" style:parent-style-name="DNA-outline3">
      <style:paragraph-properties fo:margin-left="0cm" fo:margin-right="0cm" fo:margin-top="0cm" fo:margin-bottom="0.262cm" fo:text-indent="0cm"/>
      <style:text-properties style:font-name="Liberation Sans1" fo:font-family="'Liberation Sans'" style:font-family-generic="swiss" style:font-pitch="variable" fo:font-size="26.6000003814697pt"/>
    </style:style>
    <style:style style:name="DNA-outline5" style:family="presentation" style:parent-style-name="DNA-outline4">
      <style:paragraph-properties fo:margin-left="0cm" fo:margin-right="0cm" fo:margin-top="0cm" fo:margin-bottom="0.129cm" fo:text-indent="0cm"/>
      <style:text-properties style:font-name="Liberation Sans1" fo:font-family="'Liberation Sans'" style:font-family-generic="swiss" style:font-pitch="variable" fo:font-size="26.6000003814697pt"/>
    </style:style>
    <style:style style:name="DNA-outline6" style:family="presentation" style:parent-style-name="DNA-outline5">
      <style:paragraph-properties fo:margin-left="0cm" fo:margin-right="0cm" fo:margin-top="0cm" fo:margin-bottom="0.129cm" fo:text-indent="0cm"/>
      <style:text-properties style:font-name="Liberation Sans1" fo:font-family="'Liberation Sans'" style:font-family-generic="swiss" style:font-pitch="variable" fo:font-size="26.6000003814697pt"/>
    </style:style>
    <style:style style:name="DNA-outline7" style:family="presentation" style:parent-style-name="DNA-outline6">
      <style:paragraph-properties fo:margin-left="0cm" fo:margin-right="0cm" fo:margin-top="0cm" fo:margin-bottom="0.129cm" fo:text-indent="0cm"/>
      <style:text-properties style:font-name="Liberation Sans1" fo:font-family="'Liberation Sans'" style:font-family-generic="swiss" style:font-pitch="variable" fo:font-size="26.6000003814697pt"/>
    </style:style>
    <style:style style:name="DNA-outline8" style:family="presentation" style:parent-style-name="DNA-outline7">
      <style:paragraph-properties fo:margin-left="0cm" fo:margin-right="0cm" fo:margin-top="0cm" fo:margin-bottom="0.129cm" fo:text-indent="0cm"/>
      <style:text-properties fo:font-size="26.6000003814697pt"/>
    </style:style>
    <style:style style:name="DNA-outline9" style:family="presentation" style:parent-style-name="DNA-outline8">
      <style:paragraph-properties fo:margin-left="0cm" fo:margin-right="0cm" fo:margin-top="0cm" fo:margin-bottom="0.129cm" fo:text-indent="0cm"/>
      <style:text-properties fo:font-size="26.6000003814697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5999984741211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1.012cm" svg:height="28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16.874cm" svg:height="4.621cm" svg:x="3.373cm" svg:y="1.064cm" presentation:class="title" presentation:placeholder="true">
        <draw:text-box/>
      </draw:frame>
      <draw:frame presentation:style-name="DNA-outline1" draw:layer="backgroundobjects" svg:width="16.874cm" svg:height="16.239cm" svg:x="3.373cm" svg:y="6.753cm" presentation:class="outline" presentation:placeholder="true">
        <draw:text-box/>
      </draw:frame>
      <draw:frame presentation:style-name="Mpr1" draw:text-style-name="MP2" draw:layer="backgroundobjects" svg:width="4.892cm" svg:height="1.929cm" svg:x="3.298cm" svg:y="25.50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6.656cm" svg:height="1.929cm" svg:x="8.304cm" svg:y="25.50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4.892cm" svg:height="1.929cm" svg:x="15.054cm" svg:y="25.502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9T19:22:23.193000000</meta:creation-date>
    <meta:editing-duration>PT4M55S</meta:editing-duration>
    <meta:editing-cycles>2</meta:editing-cycles>
    <meta:generator>LibreOffice/6.0.7.3$Windows_X86_64 LibreOffice_project/dc89aa7a9eabfd848af146d5086077aeed2ae4a5</meta:generator>
    <dc:title>DNA</dc:title>
    <dc:date>2020-12-19T19:27:16.371000000</dc:date>
    <meta:document-statistic meta:object-count="27"/>
  </office:meta>
</office:document-meta>
</file>